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0204"/>
    </style:style>
    <style:style style:name="T2" style:family="text">
      <style:text-properties officeooo:rsid="001ea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pedir indice MJO a juan</text:span></text:p>
      <text:p text:style-name="Standard">- <text:span text:style-name="T2">ojo que los boxplot mezclan radiaciones de diferentes latitudes</text:span></text:p>
      <text:p text:style-name="Standard">- <text:span text:style-name="T1">separar por pais</text:span></text:p>
      <text:p text:style-name="Standard">- <text:span text:style-name="T1">separar por estacion</text:span></text:p>
      <text:p text:style-name="Standard">- <text:span text:style-name="T1">calcular anomalí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0:14:09.540327597</meta:creation-date>
    <dc:date>2024-04-18T21:11:27.339602972</dc:date>
    <meta:editing-duration>PT27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7" meta:character-count="149" meta:non-whitespace-character-count="127"/>
  </office:meta>
</office:document-meta>
</file>